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5.715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4.02166666666667cm" style:use-optimal-column-width="true"/>
    </style:style>
    <style:style style:name="co7" style:family="table-column">
      <style:table-column-properties fo:break-before="auto" style:column-width="1.85208333333333cm" style:use-optimal-column-width="true"/>
    </style:style>
    <style:style style:name="co8" style:family="table-column">
      <style:table-column-properties fo:break-before="auto" style:column-width="2.88395833333333cm" style:use-optimal-column-width="true"/>
    </style:style>
    <style:style style:name="co9" style:family="table-column">
      <style:table-column-properties fo:break-before="auto" style:column-width="2.143125cm" style:use-optimal-column-width="true"/>
    </style:style>
    <style:style style:name="co10" style:family="table-column">
      <style:table-column-properties fo:break-before="auto" style:column-width="2.936875cm" style:use-optimal-column-width="true"/>
    </style:style>
    <style:style style:name="co11" style:family="table-column">
      <style:table-column-properties fo:break-before="auto" style:column-width="1.984375cm" style:use-optimal-column-width="true"/>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21">
      <style:graphic-properties/>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3">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1.3" table:style-name="ce1">
            <text:p>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08in" svg:y="0.0625in" svg:width="5in" svg:height="3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3">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20" draw:name="textruta 1" svg:x="0.33333in" svg:y="0.20833in" svg:width="4.45833in" svg:height="2.07292in">
              <draw:text-box>
                <text:p text:style-name="a3" text:class-names="" text:cond-style-name=""><text:span text:style-name="a1" text:class-names="">OBS!</text:span><text:span text:style-name="a2" text:class-names=""/></text:p>
                <text:p text:style-name="a9" text:class-names="" text:cond-style-name=""><text:span text:style-name="a4" text:class-names="">När ni vill infoga en ny rad (genom att markera en rad, högerklicka och välja<text:s text:c="1"/></text:span><text:span text:style-name="a5" text:class-names="">Infoga</text:span><text:span text:style-name="a6" text:class-names="">), välj då<text:s text:c="1"/></text:span><text:span text:style-name="a7" text:class-names="">inte</text:span><text:span text:style-name="a8"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1" text:class-names="" text:cond-style-name=""><text:span text:style-name="a10" text:class-names=""/></text:p>
                <text:p text:style-name="a13" text:class-names="" text:cond-style-name=""><text:span text:style-name="a12" text:class-names="">Dvs, för att infoga en rad, markera raden två rader (eller mer) under rubriken, ex. rad 5 för att infoga under L1, och välj sedan infoga.</text:span></text:p>
                <text:p text:style-name="a15" text:class-names="" text:cond-style-name=""><text:span text:style-name="a14" text:class-names=""/></text:p>
                <text:p text:style-name="a17" text:class-names="" text:cond-style-name=""><text:span text:style-name="a16" text:class-names="">Exempel på hur grafen kan se ut ser ni nedan:</text:span></text:p>
                <text:p text:style-name="a19" text:class-names="" text:cond-style-name=""><text:span text:style-name="a18" text:class-names=""/></text:p>
              </draw:text-box>
              <svg:title/>
              <svg:desc/>
            </draw:frame>
          </table:table-cell>
          <table:table-cell table:number-columns-repeated="16374"/>
        </table:table-row>
        <table:table-row table:style-name="ro4">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10.5" table:formula="msoxl:=SUM(D5:INDEX(D5:D1018,MATCH(TRUE,INDEX(D5:D1018=&quot;&quot;,0),0)))" table:style-name="ce1">
            <text:p>10.5</text:p>
          </table:table-cell>
          <table:table-cell office:value-type="float" office:value="5.3" table:formula="msoxl:=SUM(E5:INDEX(E5:E1018,MATCH(TRUE,INDEX(E5:E1018=&quot;&quot;,0),0)))" table:style-name="ce1">
            <text:p>5.3</text:p>
          </table:table-cell>
          <table:table-cell office:value-type="float" office:value="52.5" table:formula="msoxl:=SUM(F5:INDEX(F5:F1018,MATCH(TRUE,INDEX(F5:F1018=&quot;&quot;,0),0)))" table:style-name="ce1">
            <text:p>52.5</text:p>
          </table:table-cell>
          <table:table-cell office:value-type="float" office:value="26" table:formula="msoxl:=SUM(G5:INDEX(G5:G1018,MATCH(TRUE,INDEX(G5:G1018=&quot;&quot;,0),0)))" table:style-name="ce1">
            <text:p>26</text:p>
          </table:table-cell>
          <table:table-cell office:value-type="float" office:value="6" table:formula="msoxl:=COUNTA(B5:INDEX(B5:B1018,MATCH(TRUE,INDEX(B5:B1018=&quot;&quot;,0),0)))" table:style-name="ce1">
            <text:p>6</text:p>
          </table:table-cell>
          <table:table-cell office:value-type="float" office:value="2" table:formula="msoxl:=COUNTA(C5:INDEX(C5:C1018,MATCH(TRUE,INDEX(C5:C1018=&quot;&quot;,0),0)))" table:style-name="ce1">
            <text:p>2</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3" table:style-name="ce1"/>
          <table:table-cell table:style-name="ce1">
            <draw:frame draw:z-index="2" draw:id="id2" draw:style-name="a21" draw:name="Diagram 8" svg:x="0.33333in" svg:y="0.08854in" svg:width="5in" svg:height="2.57813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table-row>
        <table:table-row table:style-name="ro2">
          <table:table-cell office:value-type="string" table:style-name="ce1">
            <text:p>L2: Detailed Design</text:p>
          </table:table-cell>
          <table:table-cell office:value-type="string" table:style-name="ce1">
            <text:p>Total</text:p>
          </table:table-cell>
          <table:table-cell table:style-name="ce1"/>
          <table:table-cell office:value-type="float" office:value="190.5" table:formula="msoxl:=SUM(D13:INDEX(D13:D1026,MATCH(TRUE,INDEX(D13:D1026=&quot;&quot;,0),0)))" table:style-name="ce1">
            <text:p>190.5</text:p>
          </table:table-cell>
          <table:table-cell office:value-type="float" office:value="0" table:formula="msoxl:=SUM(E13:INDEX(E13:E1026,MATCH(TRUE,INDEX(E13:E1026=&quot;&quot;,0),0)))" table:style-name="ce1">
            <text:p>0</text:p>
          </table:table-cell>
          <table:table-cell office:value-type="float" office:value="300.5" table:formula="msoxl:=SUM(F13:INDEX(F13:F1026,MATCH(TRUE,INDEX(F13:F1026=&quot;&quot;,0),0)))" table:style-name="ce1">
            <text:p>300.5</text:p>
          </table:table-cell>
          <table:table-cell office:value-type="float" office:value="0" table:formula="msoxl:=SUM(G13:INDEX(G13:G1026,MATCH(TRUE,INDEX(G13:G1026=&quot;&quot;,0),0)))" table:style-name="ce1">
            <text:p>0</text:p>
          </table:table-cell>
          <table:table-cell office:value-type="float" office:value="8" table:formula="msoxl:=COUNTA(B13:INDEX(B13:B1026,MATCH(TRUE,INDEX(B13:B1026=&quot;&quot;,0),0)))" table:style-name="ce1">
            <text:p>8</text:p>
          </table:table-cell>
          <table:table-cell office:value-type="float" office:value="0" table:formula="msoxl:=COUNTA(C13:INDEX(C13:C1026,MATCH(TRUE,INDEX(C13:C1026=&quot;&quot;,0),0)))" table:style-name="ce1">
            <text:p>0</text:p>
          </table:table-cell>
          <table:table-cell table:number-columns-repeated="16375"/>
        </table:table-row>
        <table:table-row table:style-name="ro2">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2">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3: Prototype</text:p>
          </table:table-cell>
          <table:table-cell office:value-type="string" table:style-name="ce1">
            <text:p>Total</text:p>
          </table:table-cell>
          <table:table-cell table:style-name="ce1"/>
          <table:table-cell office:value-type="float" office:value="262.5" table:formula="msoxl:=SUM(D23:INDEX(D23:D1036,MATCH(TRUE,INDEX(D23:D1036=&quot;&quot;,0),0)))" table:style-name="ce1">
            <text:p>262.5</text:p>
          </table:table-cell>
          <table:table-cell office:value-type="float" office:value="0" table:formula="msoxl:=SUM(E23:INDEX(E23:E1036,MATCH(TRUE,INDEX(E23:E1036=&quot;&quot;,0),0)))" table:style-name="ce1">
            <text:p>0</text:p>
          </table:table-cell>
          <table:table-cell office:value-type="float" office:value="300.5" table:formula="msoxl:=SUM(F23:INDEX(F23:F1036,MATCH(TRUE,INDEX(F23:F1036=&quot;&quot;,0),0)))" table:style-name="ce1">
            <text:p>300.5</text:p>
          </table:table-cell>
          <table:table-cell office:value-type="float" office:value="0" table:formula="msoxl:=SUM(G23:INDEX(G23:G1036,MATCH(TRUE,INDEX(G23:G1036=&quot;&quot;,0),0)))" table:style-name="ce1">
            <text:p>0</text:p>
          </table:table-cell>
          <table:table-cell office:value-type="float" office:value="5" table:formula="msoxl:=COUNTA(B23:INDEX(B23:B1036,MATCH(TRUE,INDEX(B23:B1036=&quot;&quot;,0),0)))" table:style-name="ce1">
            <text:p>5</text:p>
          </table:table-cell>
          <table:table-cell office:value-type="float" office:value="0" table:formula="msoxl:=COUNTA(C23:INDEX(C23:C1036,MATCH(TRUE,INDEX(C23:C1036=&quot;&quot;,0),0)))" table:style-name="ce1">
            <text:p>0</text:p>
          </table:table-cell>
          <table:table-cell table:number-columns-repeated="16375"/>
        </table:table-row>
        <table:table-row table:style-name="ro2">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250" table:style-name="ce1">
            <text:p>250</text:p>
          </table:table-cell>
          <table:table-cell table:style-name="ce1"/>
          <table:table-cell office:value-type="float" office:value="250" table:style-name="ce1">
            <text:p>250</text:p>
          </table:table-cell>
          <table:table-cell table:number-columns-repeated="16378" table:style-name="ce1"/>
        </table:table-row>
        <table:table-row table:number-rows-repeated="3" table:style-name="ro2">
          <table:table-cell table:number-columns-repeated="16384"/>
        </table:table-row>
        <table:table-row table:style-name="ro2">
          <table:table-cell office:value-type="string" table:style-name="ce1">
            <text:p>L4: Final Report</text:p>
          </table:table-cell>
          <table:table-cell office:value-type="string" table:style-name="ce1">
            <text:p>Total</text:p>
          </table:table-cell>
          <table:table-cell table:style-name="ce1"/>
          <table:table-cell office:value-type="float" office:value="54.5" table:formula="msoxl:=SUM(D32:INDEX(D32:D1044,MATCH(TRUE,INDEX(D32:D1044=&quot;&quot;,0),0)))" table:style-name="ce1">
            <text:p>54.5</text:p>
          </table:table-cell>
          <table:table-cell office:value-type="float" office:value="0" table:formula="msoxl:=SUM(E32:INDEX(E32:E1044,MATCH(TRUE,INDEX(E32:E1044=&quot;&quot;,0),0)))" table:style-name="ce1">
            <text:p>0</text:p>
          </table:table-cell>
          <table:table-cell office:value-type="float" office:value="100.5" table:formula="msoxl:=SUM(F32:INDEX(F32:F1044,MATCH(TRUE,INDEX(F32:F1044=&quot;&quot;,0),0)))" table:style-name="ce1">
            <text:p>100.5</text:p>
          </table:table-cell>
          <table:table-cell office:value-type="float" office:value="0" table:formula="msoxl:=SUM(G32:INDEX(G32:G1044,MATCH(TRUE,INDEX(G32:G1044=&quot;&quot;,0),0)))" table:style-name="ce1">
            <text:p>0</text:p>
          </table:table-cell>
          <table:table-cell office:value-type="float" office:value="4" table:formula="msoxl:=COUNTA(B32:INDEX(B32:B1044,MATCH(TRUE,INDEX(B32:B1044=&quot;&quot;,0),0)))" table:style-name="ce1">
            <text:p>4</text:p>
          </table:table-cell>
          <table:table-cell office:value-type="float" office:value="0" table:formula="msoxl:=COUNTA(C32:INDEX(C32:C1044,MATCH(TRUE,INDEX(C32:C1044=&quot;&quot;,0),0)))" table:style-name="ce1">
            <text:p>0</text:p>
          </table:table-cell>
          <table:table-cell table:number-columns-repeated="16375"/>
        </table:table-row>
        <table:table-row table:style-name="ro2">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2">
          <table:table-cell/>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table-row>
        <table:table-row table:style-name="ro2">
          <table:table-cell/>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table-row>
        <table:table-row table:style-name="ro2">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Kimsie</dc:creator>
    <meta:creation-date>2012-03-29T11:35:57Z</meta:creation-date>
    <dc:date>2012-04-04T11:47:53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tru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6253543307087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